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3.0319in"/>
    </style:style>
    <style:style style:name="co5" style:family="table-column">
      <style:table-column-properties fo:break-before="auto" style:column-width="1.5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uppy-Kitten (Card Data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uperpower Text</text:p>
          </table:table-cell>
          <table:table-cell office:value-type="string">
            <text:p>Image</text:p>
          </table:table-cell>
          <table:table-cell office:value-type="string">
            <text:p>Action</text:p>
          </table:table-cell>
          <table:table-cell office:value-type="string">
            <text:p>Active Layers</text:p>
          </table:table-cell>
        </table:table-row>
        <table:table-row table:style-name="ro2">
          <table:table-cell office:value-type="string">
            <text:p>Woofie</text:p>
          </table:table-cell>
          <table:table-cell office:value-type="string">
            <text:p>Jumps around!</text:p>
          </table:table-cell>
          <table:table-cell office:value-type="string">
            <text:p>images/dog.png.jpg</text:p>
          </table:table-cell>
          <table:table-cell office:value-type="string">
            <text:p>Bark at the person who is ringing the doorbell.</text:p>
          </table:table-cell>
          <table:table-cell office:value-type="string">
            <text:p>Noisy;Puppy</text:p>
          </table:table-cell>
        </table:table-row>
        <table:table-row table:style-name="ro2">
          <table:table-cell office:value-type="string">
            <text:p>Hisshead</text:p>
          </table:table-cell>
          <table:table-cell office:value-type="string">
            <text:p>Scratches Things!</text:p>
          </table:table-cell>
          <table:table-cell office:value-type="string">
            <text:p>images/cat.png.jpg</text:p>
          </table:table-cell>
          <table:table-cell office:value-type="string">
            <text:p>Demand food by clawing at your owner's lap.</text:p>
          </table:table-cell>
          <table:table-cell office:value-type="string">
            <text:p>Cute;Kitten</text:p>
          </table:table-cell>
        </table:table-row>
        <table:table-row table:style-name="ro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VGGVS Settings" table:style-name="ta1">
        <table:table-column table:style-name="co5" table:number-columns-repeated="2" table:default-cell-style-name="Default"/>
        <table:table-row table:style-name="ro1">
          <table:table-cell office:value-type="string">
            <text:p>Card Size</text:p>
          </table:table-cell>
          <table:table-cell office:value-type="string">
            <text:p>Poker</text:p>
          </table:table-cell>
        </table:table-row>
        <table:table-row table:style-name="ro1">
          <table:table-cell office:value-type="string">
            <text:p>Target</text:p>
          </table:table-cell>
          <table:table-cell office:value-type="string">
            <text:p>The Game Crafter</text:p>
          </table:table-cell>
        </table:table-row>
        <table:table-row table:style-name="ro2">
          <table:table-cell office:value-type="string">
            <text:p>SVG Source</text:p>
          </table:table-cell>
          <table:table-cell office:value-type="string">
            <text:p>template.svg</text:p>
          </table:table-cell>
        </table:table-row>
        <table:table-row table:style-name="ro2">
          <table:table-cell office:value-type="string">
            <text:p>Individual Files Path</text:p>
          </table:table-cell>
          <table:table-cell office:value-type="string">
            <text:p>svgout/output_%03d.svg</text:p>
          </table:table-cell>
        </table:table-row>
        <table:table-row table:style-name="ro2">
          <table:table-cell office:value-type="string">
            <text:p>PNG Files Path</text:p>
          </table:table-cell>
          <table:table-cell office:value-type="string">
            <text:p>pngout-svggvs/output_%03d.png</text:p>
          </table:table-cell>
        </table:table-row>
        <table:table-row table:style-name="ro2">
          <table:table-cell office:value-type="string">
            <text:p>PDF Target</text:p>
          </table:table-cell>
          <table:table-cell office:value-type="string">
            <text:p>pnp/game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07:50:37</meta:creation-date>
    <dc:date>2013-11-22T08:16:57</dc:date>
    <meta:editing-duration>P1DT22M46S</meta:editing-duration>
    <meta:editing-cycles>6</meta:editing-cycles>
    <meta:generator>LibreOffice/4.0.0.3$MacOSX_x86 LibreOffice_project/53fd80e80f44edd735c18dbc5b6cde811e0a15c</meta:generator>
    <meta:document-statistic meta:table-count="2" meta:cell-count="27" meta:object-count="0"/>
  </office:meta>
</office:document-meta>
</file>